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end" style:justify-single-word="false"/>
      <style:text-properties style:font-name="Source Serif Pro Light"/>
    </style:style>
    <style:style style:name="P2" style:family="paragraph" style:parent-style-name="Table_20_Contents">
      <style:text-properties style:font-name="Source Serif Pro Light"/>
    </style:style>
    <style:style style:name="P3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4" style:family="paragraph" style:parent-style-name="Standard">
      <style:text-properties style:font-name="Source Serif Pro Light" fo:font-weight="normal" style:font-weight-asian="normal" style:font-weight-complex="normal"/>
    </style:style>
    <style:style style:name="P5" style:family="paragraph" style:parent-style-name="Standard">
      <style:text-properties style:font-name="Source Serif Pro Light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style:font-style-asian="normal" style:font-style-complex="normal"/>
    </style:style>
    <style:style style:name="T4" style:family="text">
      <style:text-properties style:text-position="sub 58%" fo:font-style="normal" style:font-name-asian="SimSun" style:font-style-asian="normal" style:font-name-complex="Lucida Sans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font-name-asian="SimSun" style:font-style-asian="normal" style:font-name-complex="Lucida Sans" style:font-style-complex="normal"/>
    </style:style>
    <style:style style:name="T8" style:family="text">
      <style:text-properties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9" style:family="text">
      <style:text-properties style:font-name="Source Serif Pro Light1" fo:font-style="normal" style:font-name-asian="SimSun" style:font-style-asian="normal" style:font-name-complex="Lucida Sans" style:font-style-complex="normal"/>
    </style:style>
    <style:style style:name="T10" style:family="text">
      <style:text-properties style:font-name-asian="SimSun" style:font-name-complex="Lucida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/>
            <text:p text:style-name="P3">16. </text:p>
            <text:p text:style-name="P3">KLD and hypothesis testing. Explain the formulation of density ratio test by difference of KLDs. </text:p>
            <text:p text:style-name="P3">Why is it interesting for practice? </text:p>
            <text:p text:style-name="P3"/>
          </table:table-cell>
        </table:table-row>
      </table:table>
      <text:p text:style-name="P4"/>
      <text:p text:style-name="P4">Soit une suite d'observations X<text:span text:style-name="T2">1</text:span>,...,X<text:span text:style-name="T2">N</text:span> iid ~ q(x) et deux modèles : H<text:span text:style-name="T2">0</text:span>:p<text:span text:style-name="T2">0</text:span>(x) et H<text:span text:style-name="T2">1</text:span>:p<text:span text:style-name="T2">1</text:span>(x).</text:p>
      <text:p text:style-name="P4">On veut savoir quelle distribution peut générer la séquence en choisissant le mieux : </text:p>
      <text:p text:style-name="P4">D<text:span text:style-name="T2">KL</text:span>(q | p<text:span text:style-name="T2">0</text:span>) ou D<text:span text:style-name="T2">KL</text:span>(q | p<text:span text:style-name="T2">1</text:span>). <text:tab/><text:span text:style-name="T5">Exemple.</text:span></text:p>
      <text:p text:style-name="P4"><text:span text:style-name="T6"/></text:p>
      <text:p text:style-name="P4"><text:span text:style-name="T6">Si on connaissait q(x), on saurait comment faire. Ici on ne connaît seulement la séquence générée par q(x). </text:span></text:p>
      <text:p text:style-name="P4"><text:span text:style-name="T6"/></text:p>
      <text:p text:style-name="P4"><text:span text:style-name="T6">Considérons le 'likelihood ratio test' LTR pour N observations indépendantes :</text:span></text:p>
      <text:p text:style-name="P5">L<text:span text:style-name="T6">(X</text:span><text:span text:style-name="T3">1</text:span><text:span text:style-name="T6">,...,X</text:span><text:span text:style-name="T3">N</text:span><text:span text:style-name="T6">) = </text:span><text:span text:style-name="T8">∏</text:span><text:span text:style-name="T7">p</text:span><text:span text:style-name="T4">1</text:span><text:span text:style-name="T7">(x</text:span><text:span text:style-name="T4">i</text:span><text:span text:style-name="T7">) / p</text:span><text:span text:style-name="T4">0</text:span><text:span text:style-name="T7">(x</text:span><text:span text:style-name="T4">i</text:span><text:span text:style-name="T7">) &gt;&lt; </text:span><text:span text:style-name="T9">γ</text:span></text:p>
      <text:p text:style-name="P5"><text:span text:style-name="T7">Si on normalise (diviser pas N) : on a 1/N </text:span><text:span text:style-name="T8">∏</text:span><text:span text:style-name="T7">p</text:span><text:span text:style-name="T4">1</text:span><text:span text:style-name="T7">(x</text:span><text:span text:style-name="T4">i</text:span><text:span text:style-name="T7">) / p</text:span><text:span text:style-name="T4">0</text:span><text:span text:style-name="T7">(x</text:span><text:span text:style-name="T4">i</text:span><text:span text:style-name="T7">) &gt;&lt; ln</text:span><text:span text:style-name="T9">γ</text:span></text:p>
      <text:p text:style-name="P5"><text:span text:style-name="T9">Quand N tend vers l'infini, on peut appliquer la Loi Forte des grand nombres (convergence vers l'espérance) alors on peut dire que </text:span><text:span text:style-name="T7">1/N </text:span><text:span text:style-name="T8">∏</text:span><text:span text:style-name="T7">p</text:span><text:span text:style-name="T4">1</text:span><text:span text:style-name="T7">(x</text:span><text:span text:style-name="T4">i</text:span><text:span text:style-name="T7">) / p</text:span><text:span text:style-name="T4">0</text:span><text:span text:style-name="T7">(x</text:span><text:span text:style-name="T4">i</text:span><text:span text:style-name="T7">) tend vers </text:span></text:p>
      <text:p text:style-name="P5"><text:span text:style-name="T7">E</text:span><text:span text:style-name="T4">q(x)</text:span><text:span text:style-name="T7">[logp</text:span><text:span text:style-name="T4">1</text:span><text:span text:style-name="T7">(x) / p</text:span><text:span text:style-name="T4">0</text:span><text:span text:style-name="T7">(x)] = E</text:span><text:span text:style-name="T4">q(x)</text:span><text:span text:style-name="T7">[logp</text:span><text:span text:style-name="T4">1</text:span><text:span text:style-name="T7">(x)q(x) / p</text:span><text:span text:style-name="T4">0</text:span><text:span text:style-name="T7">(x)q(x)] = E</text:span><text:span text:style-name="T4">q(x)</text:span><text:span text:style-name="T7">[logq(x) / p</text:span><text:span text:style-name="T4">0</text:span><text:span text:style-name="T7">(x)] - E</text:span><text:span text:style-name="T4">q(x)</text:span><text:span text:style-name="T7">[logq(x) / p</text:span><text:span text:style-name="T4">1</text:span><text:span text:style-name="T7">(x)]</text:span></text:p>
      <text:p text:style-name="P5"><text:span text:style-name="T7">= D</text:span><text:span text:style-name="T4">KL</text:span><text:span text:style-name="T7">(q | p</text:span><text:span text:style-name="T4">0</text:span><text:span text:style-name="T7">) - D</text:span><text:span text:style-name="T4">KL</text:span><text:span text:style-name="T7">(q | p</text:span><text:span text:style-name="T4">1</text:span><text:span text:style-name="T7">)</text:span></text:p>
      <text:p text:style-name="P5"><text:span text:style-name="T7"/></text:p>
      <text:p text:style-name="P5"><text:span text:style-name="T7"><text:tab/></text:span><text:span text:style-name="T10">exemple. </text:span></text:p>
      <text:p text:style-name="P5"><text:span text:style-name="T9"/>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21T09:25:39.44</meta:creation-date>
    <dc:date>2020-06-25T09:34:47.26</dc:date>
    <dc:creator>Oetske L</dc:creator>
    <meta:editing-duration>PT15M42S</meta:editing-duration>
    <meta:editing-cycles>3</meta:editing-cycles>
    <meta:generator>OpenOffice/4.1.4$Win32 OpenOffice.org_project/414m5$Build-9788</meta:generator>
    <meta:document-statistic meta:table-count="1" meta:image-count="0" meta:object-count="0" meta:page-count="1" meta:paragraph-count="15" meta:word-count="170" meta:character-count="1000"/>
  </office:meta>
</office:document-meta>
</file>